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TeXGyreHeros1" svg:font-family="TeXGyreHeros" style:font-pitch="variable"/>
    <style:font-face style:name="TeXGyreHeros" svg:font-family="TeXGyreHero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137cm" table:align="margins" fo:background-color="transparent">
        <style:background-image/>
      </style:table-properties>
    </style:style>
    <style:style style:name="Table1.A" style:family="table-column">
      <style:table-column-properties style:column-width="0.557cm" style:rel-column-width="5957*"/>
    </style:style>
    <style:style style:name="Table1.D" style:family="table-column">
      <style:table-column-properties style:column-width="0.557cm" style:rel-column-width="5958*"/>
    </style:style>
    <style:style style:name="Table1.K" style:family="table-column">
      <style:table-column-properties style:column-width="0.559cm" style:rel-column-width="5963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K2" style:family="table-cell">
      <style:table-cell-properties fo:padding="0.097cm" fo:border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none" fo:border-top="none" fo:border-bottom="0.05pt solid #000000"/>
    </style:style>
    <style:style style:name="Table1.J6" style:family="table-cell">
      <style:table-cell-properties fo:padding="0.097cm" fo:border-left="0.05pt solid #000000" fo:border-right="none" fo:border-top="none" fo:border-bottom="0.05pt solid #000000"/>
    </style:style>
    <style:style style:name="Table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none" fo:border-top="none" fo:border-bottom="0.05pt solid #000000"/>
    </style:style>
    <style:style style:name="Table1.J7" style:family="table-cell">
      <style:table-cell-properties fo:padding="0.097cm" fo:border-left="0.05pt solid #000000" fo:border-right="none" fo:border-top="none" fo:border-bottom="0.05pt solid #000000"/>
    </style:style>
    <style:style style:name="Table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J8" style:family="table-cell">
      <style:table-cell-properties fo:padding="0.097cm" fo:border-left="0.05pt solid #000000" fo:border-right="none" fo:border-top="none" fo:border-bottom="0.05pt solid #000000"/>
    </style:style>
    <style:style style:name="Table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none" fo:border-top="none" fo:border-bottom="0.05pt solid #000000"/>
    </style:style>
    <style:style style:name="Table1.J9" style:family="table-cell">
      <style:table-cell-properties fo:padding="0.097cm" fo:border-left="0.05pt solid #000000" fo:border-right="none" fo:border-top="none" fo:border-bottom="0.05pt solid #000000"/>
    </style:style>
    <style:style style:name="Table1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none" fo:border-top="none" fo:border-bottom="0.05pt solid #000000"/>
    </style:style>
    <style:style style:name="Table1.I10" style:family="table-cell">
      <style:table-cell-properties fo:padding="0.097cm" fo:border-left="0.05pt solid #000000" fo:border-right="none" fo:border-top="none" fo:border-bottom="0.05pt solid #000000"/>
    </style:style>
    <style:style style:name="Table1.J10" style:family="table-cell">
      <style:table-cell-properties fo:padding="0.097cm" fo:border-left="0.05pt solid #000000" fo:border-right="none" fo:border-top="none" fo:border-bottom="0.05pt solid #000000"/>
    </style:style>
    <style:style style:name="Table1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K11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137cm" table:align="margins" fo:background-color="transparent">
        <style:background-image/>
      </style:table-properties>
    </style:style>
    <style:style style:name="Table2.A" style:family="table-column">
      <style:table-column-properties style:column-width="0.557cm" style:rel-column-width="5957*"/>
    </style:style>
    <style:style style:name="Table2.D" style:family="table-column">
      <style:table-column-properties style:column-width="0.557cm" style:rel-column-width="5958*"/>
    </style:style>
    <style:style style:name="Table2.K" style:family="table-column">
      <style:table-column-properties style:column-width="0.559cm" style:rel-column-width="5963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97cm" fo:border="none"/>
    </style:style>
    <style:style style:name="Table2.B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K2" style:family="table-cell">
      <style:table-cell-properties fo:padding="0.097cm" fo:border="0.05pt solid #000000"/>
    </style:style>
    <style:style style:name="Table2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K3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C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F11" style:family="table-cell">
      <style:table-cell-properties fo:padding="0.097cm" fo:border-left="0.05pt solid #000000" fo:border-right="none" fo:border-top="none" fo:border-bottom="0.05pt solid #000000"/>
    </style:style>
    <style:style style:name="Table2.G11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paragraph-rsid="0009d3ab"/>
    </style:style>
    <style:style style:name="P3" style:family="paragraph" style:parent-style-name="Standard">
      <style:text-properties fo:language="de" fo:country="DE" officeooo:rsid="0007d711" officeooo:paragraph-rsid="0007d711"/>
    </style:style>
    <style:style style:name="P4" style:family="paragraph" style:parent-style-name="Standard">
      <style:text-properties fo:language="de" fo:country="DE" officeooo:rsid="0007d711" officeooo:paragraph-rsid="0009d3ab"/>
    </style:style>
    <style:style style:name="P5" style:family="paragraph" style:parent-style-name="Standard">
      <style:text-properties fo:language="de" fo:country="DE" officeooo:rsid="00082c2d" officeooo:paragraph-rsid="00082c2d"/>
    </style:style>
    <style:style style:name="P6" style:family="paragraph" style:parent-style-name="Standard">
      <style:text-properties fo:language="de" fo:country="DE" officeooo:rsid="000e02d7" officeooo:paragraph-rsid="000e02d7"/>
    </style:style>
    <style:style style:name="P7" style:family="paragraph" style:parent-style-name="Standard">
      <style:text-properties fo:language="de" fo:country="DE" officeooo:rsid="000e69be" officeooo:paragraph-rsid="000e69be"/>
    </style:style>
    <style:style style:name="P8" style:family="paragraph" style:parent-style-name="Standard">
      <style:text-properties fo:language="de" fo:country="DE" officeooo:rsid="00105faa" officeooo:paragraph-rsid="00105faa"/>
    </style:style>
    <style:style style:name="P9" style:family="paragraph" style:parent-style-name="Standard">
      <style:text-properties fo:language="de" fo:country="DE" officeooo:rsid="00125cc5" officeooo:paragraph-rsid="00125cc5"/>
    </style:style>
    <style:style style:name="P10" style:family="paragraph" style:parent-style-name="Standard">
      <style:text-properties style:font-name="Source Code Pro" fo:language="de" fo:country="DE"/>
    </style:style>
    <style:style style:name="P11" style:family="paragraph" style:parent-style-name="Standard">
      <style:text-properties style:font-name="Source Code Pro" fo:language="de" fo:country="DE" officeooo:paragraph-rsid="00068ea8"/>
    </style:style>
    <style:style style:name="P12" style:family="paragraph" style:parent-style-name="Standard">
      <style:text-properties style:font-name="Source Code Pro" fo:language="de" fo:country="DE" officeooo:rsid="0007d711" officeooo:paragraph-rsid="0007d711"/>
    </style:style>
    <style:style style:name="P13" style:family="paragraph" style:parent-style-name="Standard">
      <style:text-properties style:font-name="Source Code Pro" officeooo:paragraph-rsid="0009d3ab"/>
    </style:style>
    <style:style style:name="P14" style:family="paragraph" style:parent-style-name="Standard">
      <style:text-properties style:font-name="Source Code Pro" fo:font-size="11pt" fo:language="de" fo:country="DE" officeooo:rsid="00125cc5" officeooo:paragraph-rsid="00125cc5"/>
    </style:style>
    <style:style style:name="P15" style:family="paragraph" style:parent-style-name="Standard">
      <style:text-properties officeooo:paragraph-rsid="0007d711"/>
    </style:style>
    <style:style style:name="P16" style:family="paragraph" style:parent-style-name="Standard">
      <style:text-properties officeooo:rsid="00082c2d" officeooo:paragraph-rsid="00082c2d"/>
    </style:style>
    <style:style style:name="P17" style:family="paragraph" style:parent-style-name="Standard">
      <style:text-properties officeooo:paragraph-rsid="00082c2d"/>
    </style:style>
    <style:style style:name="P18" style:family="paragraph" style:parent-style-name="Standard">
      <style:text-properties officeooo:paragraph-rsid="0009d3ab"/>
    </style:style>
    <style:style style:name="P19" style:family="paragraph" style:parent-style-name="Standard">
      <style:text-properties officeooo:paragraph-rsid="000e02d7"/>
    </style:style>
    <style:style style:name="P20" style:family="paragraph" style:parent-style-name="Standard">
      <style:text-properties officeooo:paragraph-rsid="000e69be"/>
    </style:style>
    <style:style style:name="P21" style:family="paragraph" style:parent-style-name="Standard">
      <style:text-properties officeooo:paragraph-rsid="00125cc5"/>
    </style:style>
    <style:style style:name="P22" style:family="paragraph" style:parent-style-name="Standard">
      <style:text-properties style:font-name="TeXGyreHeros" fo:font-size="11pt" fo:language="de" fo:country="DE" officeooo:rsid="000eb614" officeooo:paragraph-rsid="000eb614"/>
    </style:style>
    <style:style style:name="P23" style:family="paragraph" style:parent-style-name="Standard">
      <style:text-properties style:font-name="TeXGyreHeros1" fo:font-size="11pt" fo:language="de" fo:country="DE" officeooo:rsid="00125cc5" officeooo:paragraph-rsid="00125cc5"/>
    </style:style>
    <style:style style:name="P24" style:family="paragraph" style:parent-style-name="Table_20_Contents">
      <style:text-properties fo:font-size="8pt" style:font-size-asian="8pt" style:font-size-complex="8pt"/>
    </style:style>
    <style:style style:name="P25" style:family="paragraph" style:parent-style-name="Table_20_Contents">
      <style:text-properties fo:font-size="8pt" officeooo:rsid="0007d711" officeooo:paragraph-rsid="0007d711" style:font-size-asian="8pt" style:font-size-complex="8pt"/>
    </style:style>
    <style:style style:name="P26" style:family="paragraph" style:parent-style-name="Table_20_Contents">
      <style:text-properties fo:font-size="8pt" officeooo:rsid="000e02d7" officeooo:paragraph-rsid="000e02d7" style:font-size-asian="8pt" style:font-size-complex="8pt"/>
    </style:style>
    <style:style style:name="P27" style:family="paragraph" style:parent-style-name="Table_20_Contents">
      <style:text-properties fo:font-size="8pt" officeooo:rsid="0007d711" officeooo:paragraph-rsid="0007d71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text-properties fo:font-size="8pt" officeooo:rsid="0007d711" officeooo:paragraph-rsid="0007d71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text-properties fo:font-size="8pt" fo:font-weight="bold" officeooo:rsid="00082c2d" officeooo:paragraph-rsid="00082c2d" style:font-size-asian="8pt" style:font-weight-asian="bold" style:font-size-complex="8pt" style:font-weight-complex="bold"/>
    </style:style>
    <style:style style:name="P30" style:family="paragraph" style:parent-style-name="Heading_20_1">
      <style:text-properties fo:language="de" fo:country="DE"/>
    </style:style>
    <style:style style:name="P31" style:family="paragraph" style:parent-style-name="Standard" style:list-style-name="L1">
      <style:text-properties officeooo:paragraph-rsid="00125cc5"/>
    </style:style>
    <style:style style:name="P32" style:family="paragraph" style:parent-style-name="Standard" style:list-style-name="L1">
      <style:text-properties officeooo:rsid="000e69be" officeooo:paragraph-rsid="000e69be"/>
    </style:style>
    <style:style style:name="P33" style:family="paragraph" style:parent-style-name="Standard" style:list-style-name="L1">
      <style:text-properties fo:language="de" fo:country="DE" officeooo:rsid="000eb614" officeooo:paragraph-rsid="000eb614"/>
    </style:style>
    <style:style style:name="P34" style:family="paragraph" style:parent-style-name="Standard" style:list-style-name="L1">
      <style:text-properties officeooo:rsid="000eb614" officeooo:paragraph-rsid="000eb614"/>
    </style:style>
    <style:style style:name="P35" style:family="paragraph" style:parent-style-name="Standard" style:list-style-name="L2">
      <style:text-properties officeooo:rsid="00105faa" officeooo:paragraph-rsid="00105faa"/>
    </style:style>
    <style:style style:name="P36" style:family="paragraph" style:parent-style-name="Standard">
      <style:text-properties officeooo:paragraph-rsid="00125cc5"/>
    </style:style>
    <style:style style:name="T1" style:family="text">
      <style:text-properties officeooo:rsid="00068ea8"/>
    </style:style>
    <style:style style:name="T2" style:family="text">
      <style:text-properties style:font-name="Source Code Pro"/>
    </style:style>
    <style:style style:name="T3" style:family="text">
      <style:text-properties style:font-name="Source Code Pro" fo:language="de" fo:country="DE"/>
    </style:style>
    <style:style style:name="T4" style:family="text">
      <style:text-properties style:font-name="Source Code Pro" fo:language="de" fo:country="DE" officeooo:rsid="0007d711"/>
    </style:style>
    <style:style style:name="T5" style:family="text">
      <style:text-properties style:font-name="Source Code Pro" fo:language="de" fo:country="DE" officeooo:rsid="000e02d7"/>
    </style:style>
    <style:style style:name="T6" style:family="text">
      <style:text-properties style:font-name="Source Code Pro" fo:language="de" fo:country="DE" officeooo:rsid="000e69be"/>
    </style:style>
    <style:style style:name="T7" style:family="text">
      <style:text-properties style:font-name="Source Code Pro" fo:language="de" fo:country="DE" officeooo:rsid="000eb614"/>
    </style:style>
    <style:style style:name="T8" style:family="text">
      <style:text-properties style:font-name="Source Code Pro" fo:language="de" fo:country="DE" officeooo:rsid="00125cc5"/>
    </style:style>
    <style:style style:name="T9" style:family="text">
      <style:text-properties style:font-name="Source Code Pro" fo:language="de" fo:country="DE" officeooo:rsid="00105faa"/>
    </style:style>
    <style:style style:name="T10" style:family="text">
      <style:text-properties style:font-name="Source Code Pro" fo:language="de" fo:country="DE" officeooo:rsid="00068ea8"/>
    </style:style>
    <style:style style:name="T11" style:family="text">
      <style:text-properties style:font-name="Source Code Pro" fo:language="de" fo:country="DE" officeooo:rsid="000c6813"/>
    </style:style>
    <style:style style:name="T12" style:family="text">
      <style:text-properties style:font-name="Source Code Pro" fo:language="de" fo:country="DE" officeooo:rsid="001b491a"/>
    </style:style>
    <style:style style:name="T13" style:family="text">
      <style:text-properties style:font-name="Source Code Pro" fo:font-size="11pt" fo:language="de" fo:country="DE" officeooo:rsid="000e69be"/>
    </style:style>
    <style:style style:name="T14" style:family="text">
      <style:text-properties style:font-name="Source Code Pro" fo:font-size="11pt" fo:language="de" fo:country="DE" officeooo:rsid="00125cc5"/>
    </style:style>
    <style:style style:name="T15" style:family="text">
      <style:text-properties style:font-name="Source Code Pro" fo:font-size="11pt" fo:language="de" fo:country="DE" officeooo:rsid="001498cd"/>
    </style:style>
    <style:style style:name="T16" style:family="text">
      <style:text-properties style:font-name="Source Code Pro" fo:font-size="11pt" fo:language="de" fo:country="DE" officeooo:rsid="0015e208"/>
    </style:style>
    <style:style style:name="T17" style:family="text">
      <style:text-properties fo:language="de" fo:country="DE"/>
    </style:style>
    <style:style style:name="T18" style:family="text">
      <style:text-properties fo:language="de" fo:country="DE" officeooo:rsid="00068ea8"/>
    </style:style>
    <style:style style:name="T19" style:family="text">
      <style:text-properties fo:language="de" fo:country="DE" officeooo:rsid="0007d711"/>
    </style:style>
    <style:style style:name="T20" style:family="text">
      <style:text-properties fo:language="de" fo:country="DE" officeooo:rsid="00082c2d"/>
    </style:style>
    <style:style style:name="T21" style:family="text">
      <style:text-properties fo:language="de" fo:country="DE" officeooo:rsid="0009d3ab"/>
    </style:style>
    <style:style style:name="T22" style:family="text">
      <style:text-properties fo:language="de" fo:country="DE" fo:font-weight="bold" officeooo:rsid="0007d711" style:font-weight-asian="bold" style:font-weight-complex="bold"/>
    </style:style>
    <style:style style:name="T23" style:family="text">
      <style:text-properties fo:language="de" fo:country="DE" fo:font-weight="bold" officeooo:rsid="00082c2d" style:font-weight-asian="bold" style:font-weight-complex="bold"/>
    </style:style>
    <style:style style:name="T24" style:family="text">
      <style:text-properties fo:language="de" fo:country="DE" officeooo:rsid="000e02d7"/>
    </style:style>
    <style:style style:name="T25" style:family="text">
      <style:text-properties fo:language="de" fo:country="DE" officeooo:rsid="000e69be"/>
    </style:style>
    <style:style style:name="T26" style:family="text">
      <style:text-properties fo:language="de" fo:country="DE" officeooo:rsid="000eb614"/>
    </style:style>
    <style:style style:name="T27" style:family="text">
      <style:text-properties fo:language="de" fo:country="DE" officeooo:rsid="00105faa"/>
    </style:style>
    <style:style style:name="T28" style:family="text">
      <style:text-properties fo:language="de" fo:country="DE" officeooo:rsid="00125cc5"/>
    </style:style>
    <style:style style:name="T29" style:family="text">
      <style:text-properties fo:language="de" fo:country="DE" officeooo:rsid="0012c127"/>
    </style:style>
    <style:style style:name="T30" style:family="text">
      <style:text-properties fo:language="de" fo:country="DE" officeooo:rsid="001781ca"/>
    </style:style>
    <style:style style:name="T31" style:family="text">
      <style:text-properties fo:language="de" fo:country="DE" officeooo:rsid="001ab82d"/>
    </style:style>
    <style:style style:name="T32" style:family="text">
      <style:text-properties style:font-name="TeXGyreHeros" fo:font-size="11pt" fo:language="de" fo:country="DE"/>
    </style:style>
    <style:style style:name="T33" style:family="text">
      <style:text-properties style:font-name="TeXGyreHeros" fo:font-size="11pt" fo:language="de" fo:country="DE" officeooo:rsid="00068ea8"/>
    </style:style>
    <style:style style:name="T34" style:family="text">
      <style:text-properties style:font-name="TeXGyreHeros" fo:font-size="11pt" fo:language="de" fo:country="DE" officeooo:rsid="0007d711"/>
    </style:style>
    <style:style style:name="T35" style:family="text">
      <style:text-properties style:font-name="TeXGyreHeros" fo:font-size="11pt" fo:language="de" fo:country="DE" officeooo:rsid="00082c2d"/>
    </style:style>
    <style:style style:name="T36" style:family="text">
      <style:text-properties style:font-name="TeXGyreHeros" fo:font-size="11pt" fo:language="de" fo:country="DE" officeooo:rsid="000e02d7"/>
    </style:style>
    <style:style style:name="T37" style:family="text">
      <style:text-properties style:font-name="TeXGyreHeros" fo:font-size="11pt" fo:language="de" fo:country="DE" officeooo:rsid="000e69be"/>
    </style:style>
    <style:style style:name="T38" style:family="text">
      <style:text-properties style:font-name="TeXGyreHeros" fo:font-size="11pt" fo:language="de" fo:country="DE" officeooo:rsid="00105faa"/>
    </style:style>
    <style:style style:name="T39" style:family="text">
      <style:text-properties style:font-name="TeXGyreHeros" fo:font-size="11pt" fo:language="de" fo:country="DE" officeooo:rsid="00125cc5"/>
    </style:style>
    <style:style style:name="T40" style:family="text">
      <style:text-properties style:font-name="TeXGyreHeros" fo:font-size="11pt" fo:language="de" fo:country="DE" officeooo:rsid="0015e208"/>
    </style:style>
    <style:style style:name="T41" style:family="text">
      <style:text-properties style:font-name="TeXGyreHeros" fo:font-size="11pt" fo:language="de" fo:country="DE" officeooo:rsid="0019e351"/>
    </style:style>
    <style:style style:name="T42" style:family="text">
      <style:text-properties style:font-name="TeXGyreHeros" fo:font-size="11pt" fo:language="de" fo:country="DE" officeooo:rsid="001ab82d"/>
    </style:style>
    <style:style style:name="T43" style:family="text">
      <style:text-properties officeooo:rsid="00082c2d"/>
    </style:style>
    <style:style style:name="T44" style:family="text">
      <style:text-properties officeooo:rsid="0009d3ab"/>
    </style:style>
    <style:style style:name="T45" style:family="text">
      <style:text-properties officeooo:rsid="000c6813"/>
    </style:style>
    <style:style style:name="T46" style:family="text">
      <style:text-properties officeooo:rsid="000e02d7"/>
    </style:style>
    <style:style style:name="T47" style:family="text">
      <style:text-properties officeooo:rsid="001ab82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Schiffe versenken</text:h>
      <text:p text:style-name="Standard"><text:span text:style-name="T42">Du</text:span><text:span text:style-name="T17"> erh</text:span><text:span text:style-name="T31">ä</text:span><text:span text:style-name="T17">lt</text:span><text:span text:style-name="T31">st</text:span><text:span text:style-name="T17"> ein Programm </text:span><text:span text:style-name="T3">schiffe_versenken.cpp</text:span><text:span text:style-name="T17">, das </text:span><text:span text:style-name="T18">das Brettspiel „Schiffe versenken” implementiert. <text:s/>Bitte kompiliere und starte dieses zunächst wie folgt:</text:span></text:p>
      <text:p text:style-name="P1"/>
      <text:p text:style-name="P11"><draw:frame draw:style-name="fr1" draw:name="Frame1" text:anchor-type="paragraph" svg:x="11.702cm" svg:y="0.838cm" svg:width="6.436cm" draw:z-index="0"><draw:text-box fo:min-height="6.854cm"><table:table table:name="Table1" table:style-name="Table1"><table:table-column table:style-name="Table1.A" table:number-columns-repeated="3"/><table:table-column table:style-name="Table1.D"/><table:table-column table:style-name="Table1.A" table:number-columns-repeated="2"/><table:table-column table:style-name="Table1.D"/><table:table-column table:style-name="Table1.A" table:number-columns-repeated="3"/><table:table-column table:style-name="Table1.K"/><table:table-row table:style-name="Table1.1"><table:table-cell table:style-name="Table1.A1" office:value-type="string"><text:p text:style-name="P29">A</text:p></table:table-cell><table:table-cell table:style-name="Table1.A1" office:value-type="string"><text:p text:style-name="P25">0</text:p></table:table-cell><table:table-cell table:style-name="Table1.A1" office:value-type="string"><text:p text:style-name="P25">1</text:p></table:table-cell><table:table-cell table:style-name="Table1.A1" office:value-type="string"><text:p text:style-name="P25">2</text:p></table:table-cell><table:table-cell table:style-name="Table1.A1" office:value-type="string"><text:p text:style-name="P25">3</text:p></table:table-cell><table:table-cell table:style-name="Table1.A1" office:value-type="string"><text:p text:style-name="P25">4</text:p></table:table-cell><table:table-cell table:style-name="Table1.A1" office:value-type="string"><text:p text:style-name="P25">5</text:p></table:table-cell><table:table-cell table:style-name="Table1.A1" office:value-type="string"><text:p text:style-name="P25">6</text:p></table:table-cell><table:table-cell table:style-name="Table1.A1" office:value-type="string"><text:p text:style-name="P25">7</text:p></table:table-cell><table:table-cell table:style-name="Table1.A1" office:value-type="string"><text:p text:style-name="P25">8</text:p></table:table-cell><table:table-cell table:style-name="Table1.A1" office:value-type="string"><text:p text:style-name="P25">9</text:p></table:table-cell></table:table-row><table:table-row table:style-name="Table1.1"><table:table-cell table:style-name="Table1.A1" office:value-type="string"><text:p text:style-name="P25">0</text:p></table:table-cell><table:table-cell table:style-name="Table1.B2" office:value-type="string"><text:p text:style-name="P24"/></table:table-cell><table:table-cell table:style-name="Table1.B2" office:value-type="string"><text:p text:style-name="P24"/></table:table-cell><table:table-cell table:style-name="Table1.B2" office:value-type="string"><text:p text:style-name="P24"/></table:table-cell><table:table-cell table:style-name="Table1.B2" office:value-type="string"><text:p text:style-name="P24"/></table:table-cell><table:table-cell table:style-name="Table1.F2" office:value-type="string"><text:p text:style-name="P27"/></table:table-cell><table:table-cell table:style-name="Table1.B2" office:value-type="string"><text:p text:style-name="P24"/></table:table-cell><table:table-cell table:style-name="Table1.B2" office:value-type="string"><text:p text:style-name="P24"/></table:table-cell><table:table-cell table:style-name="Table1.B2" office:value-type="string"><text:p text:style-name="P24"/></table:table-cell><table:table-cell table:style-name="Table1.B2" office:value-type="string"><text:p text:style-name="P24"/></table:table-cell><table:table-cell table:style-name="Table1.K2" office:value-type="string"><text:p text:style-name="P24"/></table:table-cell></table:table-row><table:table-row table:style-name="Table1.1"><table:table-cell table:style-name="Table1.A1" office:value-type="string"><text:p text:style-name="P25">1</text:p></table:table-cell><table:table-cell table:style-name="Table1.B6" office:value-type="string"><text:p text:style-name="P24"/></table:table-cell><table:table-cell table:style-name="Table1.I9" office:value-type="string"><text:p text:style-name="P24"/></table:table-cell><table:table-cell table:style-name="Table1.D3" office:value-type="string"><text:p text:style-name="P24"/></table:table-cell><table:table-cell table:style-name="Table1.I9" office:value-type="string"><text:p text:style-name="P24"/></table:table-cell><table:table-cell table:style-name="Table1.F3" office:value-type="string"><text:p text:style-name="P28"/></table:table-cell><table:table-cell table:style-name="Table1.G3" office:value-type="string"><text:p text:style-name="P24"/></table:table-cell><table:table-cell table:style-name="Table1.I9" office:value-type="string"><text:p text:style-name="P24"/></table:table-cell><table:table-cell table:style-name="Table1.I9" office:value-type="string"><text:p text:style-name="P24"/></table:table-cell><table:table-cell table:style-name="Table1.J3" office:value-type="string"><text:p text:style-name="P24"/></table:table-cell><table:table-cell table:style-name="Table1.K3" office:value-type="string"><text:p text:style-name="P24"/></table:table-cell></table:table-row><table:table-row table:style-name="Table1.1"><table:table-cell table:style-name="Table1.A1" office:value-type="string"><text:p text:style-name="P25">2</text:p></table:table-cell><table:table-cell table:style-name="Table1.B6" office:value-type="string"><text:p text:style-name="P24"/></table:table-cell><table:table-cell table:style-name="Table1.I9" office:value-type="string"><text:p text:style-name="P24"/></table:table-cell><table:table-cell table:style-name="Table1.D4" office:value-type="string"><text:p text:style-name="P24"/></table:table-cell><table:table-cell table:style-name="Table1.I9" office:value-type="string"><text:p text:style-name="P24"/></table:table-cell><table:table-cell table:style-name="Table1.F3" office:value-type="string"><text:p text:style-name="P28"/></table:table-cell><table:table-cell table:style-name="Table1.G4" office:value-type="string"><text:p text:style-name="P24"/></table:table-cell><table:table-cell table:style-name="Table1.I9" office:value-type="string"><text:p text:style-name="P24"/></table:table-cell><table:table-cell table:style-name="Table1.I9" office:value-type="string"><text:p text:style-name="P24"/></table:table-cell><table:table-cell table:style-name="Table1.J4" office:value-type="string"><text:p text:style-name="P24"/></table:table-cell><table:table-cell table:style-name="Table1.K4" office:value-type="string"><text:p text:style-name="P24"/></table:table-cell></table:table-row><table:table-row table:style-name="Table1.1"><table:table-cell table:style-name="Table1.A1" office:value-type="string"><text:p text:style-name="P25">3</text:p></table:table-cell><table:table-cell table:style-name="Table1.B6" office:value-type="string"><text:p text:style-name="P24"/></table:table-cell><table:table-cell table:style-name="Table1.I9" office:value-type="string"><text:p text:style-name="P24"/></table:table-cell><table:table-cell table:style-name="Table1.D5" office:value-type="string"><text:p text:style-name="P24"/></table:table-cell><table:table-cell table:style-name="Table1.I9" office:value-type="string"><text:p text:style-name="P24"/></table:table-cell><table:table-cell table:style-name="Table1.F3" office:value-type="string"><text:p text:style-name="P27"/></table:table-cell><table:table-cell table:style-name="Table1.G5" office:value-type="string"><text:p text:style-name="P24"/></table:table-cell><table:table-cell table:style-name="Table1.I9" office:value-type="string"><text:p text:style-name="P24"/></table:table-cell><table:table-cell table:style-name="Table1.I9" office:value-type="string"><text:p text:style-name="P24"/></table:table-cell><table:table-cell table:style-name="Table1.J5" office:value-type="string"><text:p text:style-name="P24"/></table:table-cell><table:table-cell table:style-name="Table1.K5" office:value-type="string"><text:p text:style-name="P24"/></table:table-cell></table:table-row><table:table-row table:style-name="Table1.1"><table:table-cell table:style-name="Table1.A1" office:value-type="string"><text:p text:style-name="P25">4</text:p></table:table-cell><table:table-cell table:style-name="Table1.B6" office:value-type="string"><text:p text:style-name="P24"/></table:table-cell><table:table-cell table:style-name="Table1.I9" office:value-type="string"><text:p text:style-name="P24"/></table:table-cell><table:table-cell table:style-name="Table1.D6" office:value-type="string"><text:p text:style-name="P24"/></table:table-cell><table:table-cell table:style-name="Table1.I9" office:value-type="string"><text:p text:style-name="P24"/></table:table-cell><table:table-cell table:style-name="Table1.I9" office:value-type="string"><text:p text:style-name="P24"/></table:table-cell><table:table-cell table:style-name="Table1.G6" office:value-type="string"><text:p text:style-name="P24"/></table:table-cell><table:table-cell table:style-name="Table1.I9" office:value-type="string"><text:p text:style-name="P24"/></table:table-cell><table:table-cell table:style-name="Table1.I9" office:value-type="string"><text:p text:style-name="P24"/></table:table-cell><table:table-cell table:style-name="Table1.J6" office:value-type="string"><text:p text:style-name="P24"/></table:table-cell><table:table-cell table:style-name="Table1.K6" office:value-type="string"><text:p text:style-name="P24"/></table:table-cell></table:table-row><table:table-row table:style-name="Table1.1"><table:table-cell table:style-name="Table1.A1" office:value-type="string"><text:p text:style-name="P25">5</text:p></table:table-cell><table:table-cell table:style-name="Table1.F3" office:value-type="string"><text:p text:style-name="P25"/></table:table-cell><table:table-cell table:style-name="Table1.I9" office:value-type="string"><text:p text:style-name="P24"/></table:table-cell><table:table-cell table:style-name="Table1.D7" office:value-type="string"><text:p text:style-name="P24"/></table:table-cell><table:table-cell table:style-name="Table1.I9" office:value-type="string"><text:p text:style-name="P24"/></table:table-cell><table:table-cell table:style-name="Table1.I9" office:value-type="string"><text:p text:style-name="P24"/></table:table-cell><table:table-cell table:style-name="Table1.G7" office:value-type="string"><text:p text:style-name="P24"/></table:table-cell><table:table-cell table:style-name="Table1.I9" office:value-type="string"><text:p text:style-name="P24"/></table:table-cell><table:table-cell table:style-name="Table1.I9" office:value-type="string"><text:p text:style-name="P24"/></table:table-cell><table:table-cell table:style-name="Table1.J7" office:value-type="string"><text:p text:style-name="P24"/></table:table-cell><table:table-cell table:style-name="Table1.K7" office:value-type="string"><text:p text:style-name="P24"/></table:table-cell></table:table-row><table:table-row table:style-name="Table1.1"><table:table-cell table:style-name="Table1.A1" office:value-type="string"><text:p text:style-name="P25">6</text:p></table:table-cell><table:table-cell table:style-name="Table1.F3" office:value-type="string"><text:p text:style-name="P25"/></table:table-cell><table:table-cell table:style-name="Table1.I9" office:value-type="string"><text:p text:style-name="P24"/></table:table-cell><table:table-cell table:style-name="Table1.D8" office:value-type="string"><text:p text:style-name="P24"/></table:table-cell><table:table-cell table:style-name="Table1.I9" office:value-type="string"><text:p text:style-name="P24"/></table:table-cell><table:table-cell table:style-name="Table1.F3" office:value-type="string"><text:p text:style-name="P25"/></table:table-cell><table:table-cell table:style-name="Table1.F3" office:value-type="string"><text:p text:style-name="P25"/></table:table-cell><table:table-cell table:style-name="Table1.F3" office:value-type="string"><text:p text:style-name="P25"/></table:table-cell><table:table-cell table:style-name="Table1.F3" office:value-type="string"><text:p text:style-name="P25"/></table:table-cell><table:table-cell table:style-name="Table1.J8" office:value-type="string"><text:p text:style-name="P24"/></table:table-cell><table:table-cell table:style-name="Table1.K8" office:value-type="string"><text:p text:style-name="P24"/></table:table-cell></table:table-row><table:table-row table:style-name="Table1.1"><table:table-cell table:style-name="Table1.A1" office:value-type="string"><text:p text:style-name="P25">7</text:p></table:table-cell><table:table-cell table:style-name="Table1.F3" office:value-type="string"><text:p text:style-name="P25"/></table:table-cell><table:table-cell table:style-name="Table1.I9" office:value-type="string"><text:p text:style-name="P24"/></table:table-cell><table:table-cell table:style-name="Table1.D9" office:value-type="string"><text:p text:style-name="P24"/></table:table-cell><table:table-cell table:style-name="Table1.I9" office:value-type="string"><text:p text:style-name="P24"/></table:table-cell><table:table-cell table:style-name="Table1.I9" office:value-type="string"><text:p text:style-name="P24"/></table:table-cell><table:table-cell table:style-name="Table1.G9" office:value-type="string"><text:p text:style-name="P24"/></table:table-cell><table:table-cell table:style-name="Table1.I9" office:value-type="string"><text:p text:style-name="P24"/></table:table-cell><table:table-cell table:style-name="Table1.I9" office:value-type="string"><text:p text:style-name="P24"/></table:table-cell><table:table-cell table:style-name="Table1.J9" office:value-type="string"><text:p text:style-name="P24"/></table:table-cell><table:table-cell table:style-name="Table1.K9" office:value-type="string"><text:p text:style-name="P24"/></table:table-cell></table:table-row><table:table-row table:style-name="Table1.1"><table:table-cell table:style-name="Table1.A1" office:value-type="string"><text:p text:style-name="P25">8</text:p></table:table-cell><table:table-cell table:style-name="Table1.F3" office:value-type="string"><text:p text:style-name="P25"/></table:table-cell><table:table-cell table:style-name="Table1.I10" office:value-type="string"><text:p text:style-name="P24"/></table:table-cell><table:table-cell table:style-name="Table1.D10" office:value-type="string"><text:p text:style-name="P24"/></table:table-cell><table:table-cell table:style-name="Table1.I10" office:value-type="string"><text:p text:style-name="P24"/></table:table-cell><table:table-cell table:style-name="Table1.I10" office:value-type="string"><text:p text:style-name="P24"/></table:table-cell><table:table-cell table:style-name="Table1.G10" office:value-type="string"><text:p text:style-name="P24"/></table:table-cell><table:table-cell table:style-name="Table1.I10" office:value-type="string"><text:p text:style-name="P24"/></table:table-cell><table:table-cell table:style-name="Table1.I10" office:value-type="string"><text:p text:style-name="P24"/></table:table-cell><table:table-cell table:style-name="Table1.J10" office:value-type="string"><text:p text:style-name="P24"/></table:table-cell><table:table-cell table:style-name="Table1.K10" office:value-type="string"><text:p text:style-name="P24"/></table:table-cell></table:table-row><table:table-row table:style-name="Table1.1"><table:table-cell table:style-name="Table1.A1" office:value-type="string"><text:p text:style-name="P25">9</text:p></table:table-cell><table:table-cell table:style-name="Table1.B11" office:value-type="string"><text:p text:style-name="P24"/></table:table-cell><table:table-cell table:style-name="Table1.F11" office:value-type="string"><text:p text:style-name="P24"/></table:table-cell><table:table-cell table:style-name="Table1.D11" office:value-type="string"><text:p text:style-name="P24"/></table:table-cell><table:table-cell table:style-name="Table1.F11" office:value-type="string"><text:p text:style-name="P24"/></table:table-cell><table:table-cell table:style-name="Table1.F11" office:value-type="string"><text:p text:style-name="P24"/></table:table-cell><table:table-cell table:style-name="Table1.G11" office:value-type="string"><text:p text:style-name="P24"/></table:table-cell><table:table-cell table:style-name="Table1.F3" office:value-type="string"><text:p text:style-name="P25"/></table:table-cell><table:table-cell table:style-name="Table1.F3" office:value-type="string"><text:p text:style-name="P25"/></table:table-cell><table:table-cell table:style-name="Table1.F3" office:value-type="string"><text:p text:style-name="P25"/></table:table-cell><table:table-cell table:style-name="Table1.K11" office:value-type="string"><text:p text:style-name="P25"/></table:table-cell></table:table-row></table:table><text:p text:style-name="Frame_20_contents"/></draw:text-box></draw:frame><text:tab/><text:span text:style-name="T1">g++ -o schiffe_versenken schiffe_versenken.cpp</text:span></text:p>
      <text:p text:style-name="P11"><text:span text:style-name="T1"><text:tab/>./schiffe_versenken </text:span><text:span text:style-name="T45">mensch mensch</text:span></text:p>
      <text:p text:style-name="P1"/>
      <text:p text:style-name="P16"><text:span text:style-name="T33">S</text:span><text:span text:style-name="T32">chiffe versenken ist ein Spiel für zwei Spieler (Spieler A und B).</text:span></text:p>
      <text:p text:style-name="P19"><text:span text:style-name="T33">Jeder Spieler hat ein </text:span><text:span text:style-name="T18">10 x 10 </text:span><text:span text:style-name="T36">Quadrate </text:span><text:span text:style-name="T18">großes Spielfeld, durchnummeriert von </text:span><text:span text:style-name="T36">Quadrat </text:span><text:span text:style-name="T18">(0,0) links oben bis </text:span><text:span text:style-name="T36">Quadrat</text:span><text:span text:style-name="T18"> (9,9) rechts unten. <text:s/></text:span><text:span text:style-name="T19">Zunächst wird </text:span><text:span text:style-name="T22">Spieler A</text:span><text:span text:style-name="T19"> gefragt, 4 Schiffe auf sein Feld zu platzieren. <text:s/>Jedes Schiff beginnt </text:span><text:span text:style-name="T24">bei einem </text:span><text:span text:style-name="T36">Quadrat </text:span><text:span text:style-name="T20">(</text:span><text:span text:style-name="T4">zeile spalte</text:span><text:span text:style-name="T20">) </text:span><text:span text:style-name="T19">und </text:span><text:span text:style-name="T34">belegt </text:span><text:span text:style-name="T19">dann 4 </text:span><text:span text:style-name="T24">Quadrate</text:span><text:span text:style-name="T19">, entweder nach rechts </text:span><text:span text:style-name="T20">(</text:span><text:span text:style-name="T4">R</text:span><text:span text:style-name="T20">) </text:span><text:span text:style-name="T19">oder nach unten </text:span><text:span text:style-name="T20">(</text:span><text:span text:style-name="T4">U</text:span><text:span text:style-name="T20">).</text:span><text:span text:style-name="T19"> <text:s text:c="2"/>Ein Beispiel für die Eingaben:</text:span></text:p>
      <text:p text:style-name="P3"/>
      <text:p text:style-name="P15"><text:span text:style-name="T19"><text:tab/></text:span><text:span text:style-name="T4">0 4 U</text:span></text:p>
      <text:p text:style-name="P12"><text:tab/>5 0 U</text:p>
      <text:p text:style-name="P12"><text:tab/>6 4 R</text:p>
      <text:p text:style-name="P12"><text:tab/>9 6 R</text:p>
      <text:p text:style-name="P3"><draw:frame draw:style-name="fr1" draw:name="Frame2" text:anchor-type="paragraph" svg:x="11.566cm" svg:y="0.436cm" svg:width="6.436cm" draw:z-index="1"><draw:text-box fo:min-height="6.854cm"><table:table table:name="Table2" table:style-name="Table2"><table:table-column table:style-name="Table2.A" table:number-columns-repeated="3"/><table:table-column table:style-name="Table2.D"/><table:table-column table:style-name="Table2.A" table:number-columns-repeated="2"/><table:table-column table:style-name="Table2.D"/><table:table-column table:style-name="Table2.A" table:number-columns-repeated="3"/><table:table-column table:style-name="Table2.K"/><table:table-row table:style-name="Table2.1"><table:table-cell table:style-name="Table2.A1" office:value-type="string"><text:p text:style-name="P29">B</text:p></table:table-cell><table:table-cell table:style-name="Table2.A1" office:value-type="string"><text:p text:style-name="P25">0</text:p></table:table-cell><table:table-cell table:style-name="Table2.A1" office:value-type="string"><text:p text:style-name="P25">1</text:p></table:table-cell><table:table-cell table:style-name="Table2.A1" office:value-type="string"><text:p text:style-name="P25">2</text:p></table:table-cell><table:table-cell table:style-name="Table2.A1" office:value-type="string"><text:p text:style-name="P25">3</text:p></table:table-cell><table:table-cell table:style-name="Table2.A1" office:value-type="string"><text:p text:style-name="P25">4</text:p></table:table-cell><table:table-cell table:style-name="Table2.A1" office:value-type="string"><text:p text:style-name="P25">5</text:p></table:table-cell><table:table-cell table:style-name="Table2.A1" office:value-type="string"><text:p text:style-name="P25">6</text:p></table:table-cell><table:table-cell table:style-name="Table2.A1" office:value-type="string"><text:p text:style-name="P25">7</text:p></table:table-cell><table:table-cell table:style-name="Table2.A1" office:value-type="string"><text:p text:style-name="P25">8</text:p></table:table-cell><table:table-cell table:style-name="Table2.A1" office:value-type="string"><text:p text:style-name="P25">9</text:p></table:table-cell></table:table-row><table:table-row table:style-name="Table2.1"><table:table-cell table:style-name="Table2.A1" office:value-type="string"><text:p text:style-name="P25">0</text:p></table:table-cell><table:table-cell table:style-name="Table2.B2" office:value-type="string"><text:p text:style-name="P24"/></table:table-cell><table:table-cell table:style-name="Table2.B2" office:value-type="string"><text:p text:style-name="P24"/></table:table-cell><table:table-cell table:style-name="Table2.B2" office:value-type="string"><text:p text:style-name="P24"/></table:table-cell><table:table-cell table:style-name="Table2.B2" office:value-type="string"><text:p text:style-name="P24"/></table:table-cell><table:table-cell table:style-name="Table2.B2" office:value-type="string"><text:p text:style-name="P27"/></table:table-cell><table:table-cell table:style-name="Table2.B2" office:value-type="string"><text:p text:style-name="P24"/></table:table-cell><table:table-cell table:style-name="Table2.B2" office:value-type="string"><text:p text:style-name="P24"/></table:table-cell><table:table-cell table:style-name="Table2.B2" office:value-type="string"><text:p text:style-name="P24"/></table:table-cell><table:table-cell table:style-name="Table2.B2" office:value-type="string"><text:p text:style-name="P24"/></table:table-cell><table:table-cell table:style-name="Table2.K2" office:value-type="string"><text:p text:style-name="P24"/></table:table-cell></table:table-row><table:table-row table:style-name="Table2.1"><table:table-cell table:style-name="Table2.A1" office:value-type="string"><text:p text:style-name="P25">1</text:p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8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K3" office:value-type="string"><text:p text:style-name="P24"/></table:table-cell></table:table-row><table:table-row table:style-name="Table2.1"><table:table-cell table:style-name="Table2.A1" office:value-type="string"><text:p text:style-name="P25">2</text:p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8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K3" office:value-type="string"><text:p text:style-name="P24"/></table:table-cell></table:table-row><table:table-row table:style-name="Table2.1"><table:table-cell table:style-name="Table2.A1" office:value-type="string"><text:p text:style-name="P25">3</text:p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7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K3" office:value-type="string"><text:p text:style-name="P24"/></table:table-cell></table:table-row><table:table-row table:style-name="Table2.1"><table:table-cell table:style-name="Table2.A1" office:value-type="string"><text:p text:style-name="P25">4</text:p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K3" office:value-type="string"><text:p text:style-name="P24"/></table:table-cell></table:table-row><table:table-row table:style-name="Table2.1"><table:table-cell table:style-name="Table2.A1" office:value-type="string"><text:p text:style-name="P25">5</text:p></table:table-cell><table:table-cell table:style-name="Table2.B3" office:value-type="string"><text:p text:style-name="P25"/></table:table-cell><table:table-cell table:style-name="Table2.C7" office:value-type="string"><text:p text:style-name="P24"/></table:table-cell><table:table-cell table:style-name="Table2.C7" office:value-type="string"><text:p text:style-name="P24"/></table:table-cell><table:table-cell table:style-name="Table2.C7" office:value-type="string"><text:p text:style-name="P26">X</text:p></table:table-cell><table:table-cell table:style-name="Table2.C7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K7" office:value-type="string"><text:p text:style-name="P24"/></table:table-cell></table:table-row><table:table-row table:style-name="Table2.1"><table:table-cell table:style-name="Table2.A1" office:value-type="string"><text:p text:style-name="P25">6</text:p></table:table-cell><table:table-cell table:style-name="Table2.B3" office:value-type="string"><text:p text:style-name="P25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5"/></table:table-cell><table:table-cell table:style-name="Table2.C7" office:value-type="string"><text:p text:style-name="P25"/></table:table-cell><table:table-cell table:style-name="Table2.C7" office:value-type="string"><text:p text:style-name="P25"/></table:table-cell><table:table-cell table:style-name="Table2.C7" office:value-type="string"><text:p text:style-name="P25"/></table:table-cell><table:table-cell table:style-name="Table2.C7" office:value-type="string"><text:p text:style-name="P24"/></table:table-cell><table:table-cell table:style-name="Table2.K8" office:value-type="string"><text:p text:style-name="P24"/></table:table-cell></table:table-row><table:table-row table:style-name="Table2.1"><table:table-cell table:style-name="Table2.A1" office:value-type="string"><text:p text:style-name="P25">7</text:p></table:table-cell><table:table-cell table:style-name="Table2.B3" office:value-type="string"><text:p text:style-name="P25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K9" office:value-type="string"><text:p text:style-name="P24"/></table:table-cell></table:table-row><table:table-row table:style-name="Table2.1"><table:table-cell table:style-name="Table2.A1" office:value-type="string"><text:p text:style-name="P25">8</text:p></table:table-cell><table:table-cell table:style-name="Table2.B3" office:value-type="string"><text:p text:style-name="P25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B3" office:value-type="string"><text:p text:style-name="P24"/></table:table-cell><table:table-cell table:style-name="Table2.K10" office:value-type="string"><text:p text:style-name="P24"/></table:table-cell></table:table-row><table:table-row table:style-name="Table2.1"><table:table-cell table:style-name="Table2.A1" office:value-type="string"><text:p text:style-name="P25">9</text:p></table:table-cell><table:table-cell table:style-name="Table2.B11" office:value-type="string"><text:p text:style-name="P24"/></table:table-cell><table:table-cell table:style-name="Table2.F11" office:value-type="string"><text:p text:style-name="P24"/></table:table-cell><table:table-cell table:style-name="Table2.D11" office:value-type="string"><text:p text:style-name="P24"/></table:table-cell><table:table-cell table:style-name="Table2.F11" office:value-type="string"><text:p text:style-name="P24"/></table:table-cell><table:table-cell table:style-name="Table2.F11" office:value-type="string"><text:p text:style-name="P24"/></table:table-cell><table:table-cell table:style-name="Table2.G11" office:value-type="string"><text:p text:style-name="P24"/></table:table-cell><table:table-cell table:style-name="Table2.C7" office:value-type="string"><text:p text:style-name="P25"/></table:table-cell><table:table-cell table:style-name="Table2.C7" office:value-type="string"><text:p text:style-name="P25"/></table:table-cell><table:table-cell table:style-name="Table2.C7" office:value-type="string"><text:p text:style-name="P25"/></table:table-cell><table:table-cell table:style-name="Table2.K3" office:value-type="string"><text:p text:style-name="P25"/></table:table-cell></table:table-row></table:table><text:p text:style-name="Frame_20_contents"/></draw:text-box></draw:frame><text:tab/></text:p>
      <text:p text:style-name="P17"><text:span text:style-name="T20">Das zugehörige Spielfeld findet sich rechts. <text:s/>Beachte: </text:span><text:span text:style-name="T19">Die Schiffe dürfen sich weder horizontal noch vertikal berühren.</text:span></text:p>
      <text:p text:style-name="P1"/>
      <text:p text:style-name="P17"><text:span text:style-name="T20">Danach </text:span><text:span text:style-name="T35">ist </text:span><text:span text:style-name="T23">Spieler B</text:span><text:span text:style-name="T20"> an der Reihe, der </text:span><text:span text:style-name="T35">auch ein eigenes 10 x 10 </text:span><text:span text:style-name="T36">Quadrate</text:span><text:span text:style-name="T35"> großes Spielfeld hat. Nun wird Spieler B gefragt </text:span><text:span text:style-name="T20">(zur Zeit noch auf dem selben Terminal, was natürlich nicht ideal ist), wo er/sie die Schiffe platzieren möchte. <text:s/>Nehmen wir einmal beispielhaft folgende Eingaben an:</text:span></text:p>
      <text:p text:style-name="P5"/>
      <text:p text:style-name="P13"><text:span text:style-name="T19"><text:tab/></text:span><text:span text:style-name="T21">5</text:span><text:span text:style-name="T19"> </text:span><text:span text:style-name="T21">1</text:span><text:span text:style-name="T19"> </text:span><text:span text:style-name="T21">R</text:span></text:p>
      <text:p text:style-name="P13"><text:span text:style-name="T19"><text:tab/></text:span><text:span text:style-name="T21">1</text:span><text:span text:style-name="T19"> </text:span><text:span text:style-name="T21">9</text:span><text:span text:style-name="T19"> </text:span><text:span text:style-name="T21">U</text:span></text:p>
      <text:p text:style-name="P13"><text:span text:style-name="T19"><text:tab/></text:span><text:span text:style-name="T21">9</text:span><text:span text:style-name="T19"> </text:span><text:span text:style-name="T21">6</text:span><text:span text:style-name="T19"> </text:span><text:span text:style-name="T21">R</text:span></text:p>
      <text:p text:style-name="P13"><text:span text:style-name="T19"><text:tab/></text:span><text:span text:style-name="T21">6</text:span><text:span text:style-name="T19"> </text:span><text:span text:style-name="T21">5</text:span><text:span text:style-name="T19"> R</text:span></text:p>
      <text:p text:style-name="P4"><text:tab/></text:p>
      <text:p text:style-name="P2"><text:span text:style-name="T43">Das zugehörige Spielfeld findet sich </text:span><text:span text:style-name="T44">wieder </text:span><text:span text:style-name="T43">rechts.</text:span></text:p>
      <text:p text:style-name="P2"/>
      <text:p text:style-name="P18"><text:span text:style-name="T21">Danach wechseln sich Spieler A und Spieler B ab. <text:s/></text:span><text:span text:style-name="T24">Zunächst in A an der Reihe: er </text:span><text:span text:style-name="T36">gibt </text:span><text:span text:style-name="T24">ein Quadrat in Spieler Bs Spielfeld ein, zum Beispiel:</text:span></text:p>
      <text:p text:style-name="P1"/>
      <text:p text:style-name="P10"><text:tab/><text:span text:style-name="T46">5 3</text:span></text:p>
      <text:p text:style-name="P22"/>
      <text:p text:style-name="P22">Spieler A „schießt“ damit auf das jeweilige Quadrat von Spieler B.</text:p>
      <text:p text:style-name="P19"><text:span text:style-name="T36">Hat Spieler B </text:span><text:span text:style-name="T24">in diesem Quadrat ein Schiff, so ist es ein Treffer, ansonsten ein Fehlschuss. <text:s/>Je nachdem gibt das Program </text:span><text:span text:style-name="T5">T</text:span><text:span text:style-name="T24"> (für Treffer) oder </text:span><text:span text:style-name="T5">F</text:span><text:span text:style-name="T24"> (für Fehlschuss) aus. <text:s/>In unserem Beispiel ist es ein Treffer, da B an dieser Stelle ein Schiff hat, und das Programm würde </text:span><text:span text:style-name="T5">T</text:span><text:span text:style-name="T24"> ausgeben. <text:s/>Nun ist Spieler B an der Reihe usw.</text:span></text:p>
      <text:p text:style-name="P6"/>
      <text:p text:style-name="P19"><text:soft-page-break/><text:span text:style-name="T24">Der erste Spieler, der alle 16 Quadrate, wo Schiffe sind, trifft, hat das Spiel gewonnen. <text:s/></text:span><text:span text:style-name="T26">In diesem Fall bekommt der Spieler, der gewonnen hat, im nächsten Zug anstatt T oder F als Ausgabe </text:span><text:span text:style-name="T7">W</text:span><text:span text:style-name="T26"> (Gewinn) oder </text:span><text:span text:style-name="T7">L</text:span><text:span text:style-name="T26"> (Verlust). </text:span></text:p>
      <text:p text:style-name="P6"/>
      <text:h text:style-name="Heading_20_3" text:outline-level="3">Aufgabe</text:h>
      <text:p text:style-name="P20"><text:span text:style-name="T25">Schreibe ein Programm, das Schiffe versenken spielen kann, d.h. das die Aktionen eines Spielers (A oder B) in </text:span><text:span text:style-name="T6">schiffe_versenken</text:span><text:span text:style-name="T25"> übernimmt. <text:s/>Das Programm </text:span><text:span text:style-name="T37">kommuniziert über die Standardeingabe (</text:span><text:span text:style-name="T13">cin</text:span><text:span text:style-name="T37">) bzw. Standardausgabe (</text:span><text:span text:style-name="T13">cout</text:span><text:span text:style-name="T37">). <text:s/></text:span><text:span text:style-name="T40">Für alle anderen Ausgaben (Fehlersuche) vewende bitte </text:span><text:span text:style-name="T16">cerr</text:span><text:span text:style-name="T40">, </text:span><text:span text:style-name="T41">oder noch besser, eine eigene Datei. </text:span></text:p>
      <text:p text:style-name="P7"/>
      <text:list xml:id="list4255925746" text:style-name="L1">
        <text:list-item>
          <text:p text:style-name="P32"><text:span text:style-name="T17">Zunächst </text:span><text:span text:style-name="T26">schreibt das Programm auf </text:span><text:span text:style-name="T7">cout</text:span><text:span text:style-name="T26">, wo es die Schiffe platzieren möchte (siehe oben)<text:line-break/></text:span></text:p>
        </text:list-item>
        <text:list-item>
          <text:p text:style-name="P33">Danach soll es Züge ausführen:</text:p>
          <text:list>
            <text:list-item>
              <text:p text:style-name="P34"><text:span text:style-name="T17">Das Programm schreibt zunächst auf </text:span><text:span text:style-name="T3">cout</text:span><text:span text:style-name="T17"> </text:span><text:span text:style-name="T27">das Quadrat, wo es hinschießen möchte, gefolgt von einem Zeilenumbruch.</text:span></text:p>
            </text:list-item>
            <text:list-item>
              <text:p text:style-name="P31"><text:span text:style-name="T27">Das Programm liest dann von </text:span><text:span text:style-name="T9">cin</text:span><text:span text:style-name="T27"> ein Zeichen ein. Dieses ist entweder T (Treffer), F (Fehlschuss), W (gewonnen), L (verloren).</text:span></text:p>
            </text:list-item>
            <text:list-item>
              <text:p text:style-name="P31"><text:span text:style-name="T27">Falls das Zeichen T oder F ist, </text:span><text:span text:style-name="T38">verarbeitet </text:span><text:span text:style-name="T27">es das Resultat und der nächste Zug wird ausgeführt. <text:s/>Fall das Zeichen W oder L ist, ist das Spiel vorbei und das Programm bricht ab. <text:line-break/></text:span></text:p>
            </text:list-item>
          </text:list>
        </text:list-item>
      </text:list>
      <text:p text:style-name="P8">Das Programm soll dabei halbwegs intelligent agieren, das heißt:</text:p>
      <text:p text:style-name="P8"/>
      <text:list xml:id="list603009736" text:style-name="L2">
        <text:list-item>
          <text:p text:style-name="P35"><text:span text:style-name="T17">Es soll die Schiffe nicht immer an der selben Stelle platzieren, sondern die Positionen zufällig variieren. <text:s/>Hinweis: </text:span><text:span text:style-name="T3">rand() </text:span><text:span text:style-name="T12">oder #include&lt;random&gt; ...</text:span><text:span text:style-name="T17"><text:line-break/></text:span></text:p>
        </text:list-item>
        <text:list-item>
          <text:p text:style-name="P35"><text:span text:style-name="T17">Es soll nach spätestens </text:span><text:span text:style-name="T30">7</text:span><text:span text:style-name="T17">0 Zügen alle Schiffe des Gegners versenkt haben.</text:span></text:p>
        </text:list-item>
      </text:list>
      <text:p text:style-name="P6"/>
      <text:p text:style-name="P21"><text:span text:style-name="T31">Du</text:span><text:span text:style-name="T28"> k</text:span><text:span text:style-name="T31">annst</text:span><text:span text:style-name="T28"> gegen </text:span><text:span text:style-name="T31">Dein</text:span><text:span text:style-name="T39"> </text:span><text:span text:style-name="T28">Programm </text:span><text:span text:style-name="T39">spielen</text:span><text:span text:style-name="T28">, indem </text:span><text:span text:style-name="T31">Du</text:span><text:span text:style-name="T28"> anstatt </text:span><text:span text:style-name="T8">mensch</text:span><text:span text:style-name="T28"> die ausführbare Datei </text:span><text:span text:style-name="T31">Dein</text:span><text:span text:style-name="T28">es Programms ang</text:span><text:span text:style-name="T31">ibst</text:span><text:span text:style-name="T28">, d.h. falls </text:span><text:span text:style-name="T31">Dein</text:span><text:span text:style-name="T28"> Programm </text:span><text:span text:style-name="T29">zB</text:span><text:span text:style-name="T28"> </text:span><text:span text:style-name="T8">meine_ki</text:span><text:span text:style-name="T28"> heißt:</text:span></text:p>
      <text:p text:style-name="P9"/>
      <text:p text:style-name="P21"><text:span text:style-name="T10"><text:tab/>./schiffe_versenken </text:span><text:span text:style-name="T11">mensch ./</text:span><text:span text:style-name="T14">meine_ki</text:span></text:p>
      <text:p text:style-name="P14"/>
      <text:p text:style-name="P23"><text:span text:style-name="T47">Du</text:span> k<text:span text:style-name="T47">annst</text:span> das Programm auch gegen sich selbst spielen lassen:</text:p>
      <text:p text:style-name="P23"/>
      <text:p text:style-name="P21"><text:span text:style-name="T10"><text:tab/>./schiffe_versenken ./</text:span><text:span text:style-name="T8">meine_ki </text:span><text:span text:style-name="T11">./</text:span><text:span text:style-name="T14">meine_k</text:span><text:span text:style-name="T15">i</text:span></text:p>
      <text:p text:style-name="P21"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TeXGyreHeros1" svg:font-family="TeXGyreHeros" style:font-pitch="variable"/>
    <style:font-face style:name="TeXGyreHeros" svg:font-family="TeXGyreHero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eXGyreHeros" fo:font-family="TeXGyreHeros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11-18T10:39:20.469862869</meta:creation-date>
    <dc:date>2020-12-07T11:07:43.731911222</dc:date>
    <meta:editing-duration>PT2H42M59S</meta:editing-duration>
    <meta:editing-cycles>15</meta:editing-cycles>
    <meta:generator>LibreOffice/7.0.3.1$Linux_X86_64 LibreOffice_project/00$Build-1</meta:generator>
    <meta:document-statistic meta:table-count="2" meta:image-count="0" meta:object-count="0" meta:page-count="2" meta:paragraph-count="81" meta:word-count="593" meta:character-count="3450" meta:non-whitespace-character-count="2906"/>
  </office:meta>
</office:document-meta>
</file>